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475110" table:style-name="ce6">
            <text:p>475.110</text:p>
          </table:table-cell>
          <table:table-cell office:value-type="float" office:value="36300" table:style-name="ce6">
            <text:p>36.300</text:p>
          </table:table-cell>
          <table:table-cell office:value-type="float" office:value="34500" table:style-name="ce6">
            <text:p>34.500</text:p>
          </table:table-cell>
          <table:table-cell office:value-type="float" office:value="545910" table:style-name="ce6">
            <text:p>545.910</text:p>
          </table:table-cell>
          <table:table-cell office:value-type="float" office:value="415015" table:style-name="ce6">
            <text:p>415.015</text:p>
          </table:table-cell>
          <table:table-cell office:value-type="percentage" office:value="0.76022604458610399" table:style-name="ce11">
            <text:p>76,0%</text:p>
          </table:table-cell>
          <table:table-cell office:value-type="float" office:value="168087" table:style-name="ce6">
            <text:p>168.087</text:p>
          </table:table-cell>
          <table:table-cell office:value-type="date" office:date-value="2021-02-10T00:00:00" table:style-name="ce14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81045" table:style-name="ce8">
            <text:p>81.045</text:p>
          </table:table-cell>
          <table:table-cell office:value-type="float" office:value="6300" table:style-name="ce8">
            <text:p>6.300</text:p>
          </table:table-cell>
          <table:table-cell office:value-type="float" office:value="5400" table:style-name="ce8">
            <text:p>5.400</text:p>
          </table:table-cell>
          <table:table-cell office:value-type="float" office:value="92745" table:style-name="ce8">
            <text:p>92.745</text:p>
          </table:table-cell>
          <table:table-cell office:value-type="float" office:value="84487" table:style-name="ce8">
            <text:p>84.487</text:p>
          </table:table-cell>
          <table:table-cell office:value-type="percentage" office:value="0.91096015957733567" table:style-name="ce12">
            <text:p>91,1%</text:p>
          </table:table-cell>
          <table:table-cell office:value-type="float" office:value="32986" table:style-name="ce8">
            <text:p>32.986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83975" table:style-name="ce8">
            <text:p>83.975</text:p>
          </table:table-cell>
          <table:table-cell office:value-type="float" office:value="6300" table:style-name="ce8">
            <text:p>6.300</text:p>
          </table:table-cell>
          <table:table-cell office:value-type="float" office:value="4200" table:style-name="ce8">
            <text:p>4.200</text:p>
          </table:table-cell>
          <table:table-cell office:value-type="float" office:value="94475" table:style-name="ce8">
            <text:p>94.475</text:p>
          </table:table-cell>
          <table:table-cell office:value-type="float" office:value="77168" table:style-name="ce8">
            <text:p>77.168</text:p>
          </table:table-cell>
          <table:table-cell office:value-type="percentage" office:value="0.81680867954485314" table:style-name="ce12">
            <text:p>81,7%</text:p>
          </table:table-cell>
          <table:table-cell office:value-type="float" office:value="32706" table:style-name="ce8">
            <text:p>32.706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2480" table:style-name="ce8">
            <text:p>42.480</text:p>
          </table:table-cell>
          <table:table-cell office:value-type="float" office:value="3200" table:style-name="ce8">
            <text:p>3.200</text:p>
          </table:table-cell>
          <table:table-cell office:value-type="float" office:value="4800" table:style-name="ce8">
            <text:p>4.800</text:p>
          </table:table-cell>
          <table:table-cell office:value-type="float" office:value="50480" table:style-name="ce8">
            <text:p>50.480</text:p>
          </table:table-cell>
          <table:table-cell office:value-type="float" office:value="38969" table:style-name="ce8">
            <text:p>38.969</text:p>
          </table:table-cell>
          <table:table-cell office:value-type="percentage" office:value="0.77196909667194924" table:style-name="ce12">
            <text:p>77,2%</text:p>
          </table:table-cell>
          <table:table-cell office:value-type="float" office:value="15576" table:style-name="ce8">
            <text:p>15.576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93570" table:style-name="ce8">
            <text:p>93.570</text:p>
          </table:table-cell>
          <table:table-cell office:value-type="float" office:value="7000" table:style-name="ce8">
            <text:p>7.000</text:p>
          </table:table-cell>
          <table:table-cell office:value-type="float" office:value="8900" table:style-name="ce8">
            <text:p>8.900</text:p>
          </table:table-cell>
          <table:table-cell office:value-type="float" office:value="109470" table:style-name="ce8">
            <text:p>109.470</text:p>
          </table:table-cell>
          <table:table-cell office:value-type="float" office:value="86467" table:style-name="ce8">
            <text:p>86.467</text:p>
          </table:table-cell>
          <table:table-cell office:value-type="percentage" office:value="0.78986937060381834" table:style-name="ce12">
            <text:p>79,0%</text:p>
          </table:table-cell>
          <table:table-cell office:value-type="float" office:value="29967" table:style-name="ce8">
            <text:p>29.967</text:p>
          </table:table-cell>
          <table:table-cell office:value-type="date" office:date-value="2021-02-09T00:00:00" table:style-name="ce15">
            <text:p>09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400" table:style-name="ce8">
            <text:p>2.400</text:p>
          </table:table-cell>
          <table:table-cell office:value-type="float" office:value="44645" table:style-name="ce8">
            <text:p>44.645</text:p>
          </table:table-cell>
          <table:table-cell office:value-type="float" office:value="38217" table:style-name="ce8">
            <text:p>38.217</text:p>
          </table:table-cell>
          <table:table-cell office:value-type="percentage" office:value="0.85601971105386943" table:style-name="ce12">
            <text:p>85,6%</text:p>
          </table:table-cell>
          <table:table-cell office:value-type="float" office:value="16259" table:style-name="ce8">
            <text:p>16.259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77555" table:style-name="ce8">
            <text:p>177.555</text:p>
          </table:table-cell>
          <table:table-cell office:value-type="float" office:value="13500" table:style-name="ce8">
            <text:p>13.500</text:p>
          </table:table-cell>
          <table:table-cell office:value-type="float" office:value="9800" table:style-name="ce8">
            <text:p>9.800</text:p>
          </table:table-cell>
          <table:table-cell office:value-type="float" office:value="200855" table:style-name="ce8">
            <text:p>200.855</text:p>
          </table:table-cell>
          <table:table-cell office:value-type="float" office:value="172686" table:style-name="ce8">
            <text:p>172.686</text:p>
          </table:table-cell>
          <table:table-cell office:value-type="percentage" office:value="0.85975454930173512" table:style-name="ce12">
            <text:p>86,0%</text:p>
          </table:table-cell>
          <table:table-cell office:value-type="float" office:value="72444" table:style-name="ce8">
            <text:p>72.444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20375" table:style-name="ce8">
            <text:p>120.375</text:p>
          </table:table-cell>
          <table:table-cell office:value-type="float" office:value="9200" table:style-name="ce8">
            <text:p>9.200</text:p>
          </table:table-cell>
          <table:table-cell office:value-type="float" office:value="8300" table:style-name="ce8">
            <text:p>8.300</text:p>
          </table:table-cell>
          <table:table-cell office:value-type="float" office:value="137875" table:style-name="ce8">
            <text:p>137.875</text:p>
          </table:table-cell>
          <table:table-cell office:value-type="float" office:value="113637" table:style-name="ce8">
            <text:p>113.637</text:p>
          </table:table-cell>
          <table:table-cell office:value-type="percentage" office:value="0.82420308250226659" table:style-name="ce12">
            <text:p>82,4%</text:p>
          </table:table-cell>
          <table:table-cell office:value-type="float" office:value="38191" table:style-name="ce8">
            <text:p>38.191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10120" table:style-name="ce8">
            <text:p>410.120</text:p>
          </table:table-cell>
          <table:table-cell office:value-type="float" office:value="31400" table:style-name="ce8">
            <text:p>31.400</text:p>
          </table:table-cell>
          <table:table-cell office:value-type="float" office:value="31800" table:style-name="ce8">
            <text:p>31.800</text:p>
          </table:table-cell>
          <table:table-cell office:value-type="float" office:value="473320" table:style-name="ce8">
            <text:p>473.320</text:p>
          </table:table-cell>
          <table:table-cell office:value-type="float" office:value="357875" table:style-name="ce8">
            <text:p>357.875</text:p>
          </table:table-cell>
          <table:table-cell office:value-type="percentage" office:value="0.7560952421194963" table:style-name="ce12">
            <text:p>75,6%</text:p>
          </table:table-cell>
          <table:table-cell office:value-type="float" office:value="146079" table:style-name="ce8">
            <text:p>146.079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07280" table:style-name="ce8">
            <text:p>207.280</text:p>
          </table:table-cell>
          <table:table-cell office:value-type="float" office:value="15700" table:style-name="ce8">
            <text:p>15.700</text:p>
          </table:table-cell>
          <table:table-cell office:value-type="float" office:value="20600" table:style-name="ce8">
            <text:p>20.600</text:p>
          </table:table-cell>
          <table:table-cell office:value-type="float" office:value="243580" table:style-name="ce8">
            <text:p>243.580</text:p>
          </table:table-cell>
          <table:table-cell office:value-type="float" office:value="208242" table:style-name="ce8">
            <text:p>208.242</text:p>
          </table:table-cell>
          <table:table-cell office:value-type="percentage" office:value="0.85492240742261272" table:style-name="ce12">
            <text:p>85,5%</text:p>
          </table:table-cell>
          <table:table-cell office:value-type="float" office:value="90760" table:style-name="ce8">
            <text:p>90.760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74375" table:style-name="ce8">
            <text:p>74.375</text:p>
          </table:table-cell>
          <table:table-cell office:value-type="float" office:value="5400" table:style-name="ce8">
            <text:p>5.400</text:p>
          </table:table-cell>
          <table:table-cell office:value-type="float" office:value="4300" table:style-name="ce8">
            <text:p>4.300</text:p>
          </table:table-cell>
          <table:table-cell office:value-type="float" office:value="84075" table:style-name="ce8">
            <text:p>84.075</text:p>
          </table:table-cell>
          <table:table-cell office:value-type="float" office:value="73439" table:style-name="ce8">
            <text:p>73.439</text:p>
          </table:table-cell>
          <table:table-cell office:value-type="percentage" office:value="0.87349390425215578" table:style-name="ce12">
            <text:p>87,3%</text:p>
          </table:table-cell>
          <table:table-cell office:value-type="float" office:value="29776" table:style-name="ce8">
            <text:p>29.776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28815" table:style-name="ce8">
            <text:p>128.815</text:p>
          </table:table-cell>
          <table:table-cell office:value-type="float" office:value="9800" table:style-name="ce8">
            <text:p>9.800</text:p>
          </table:table-cell>
          <table:table-cell office:value-type="float" office:value="11000" table:style-name="ce8">
            <text:p>11.000</text:p>
          </table:table-cell>
          <table:table-cell office:value-type="float" office:value="149615" table:style-name="ce8">
            <text:p>149.615</text:p>
          </table:table-cell>
          <table:table-cell office:value-type="float" office:value="117783" table:style-name="ce8">
            <text:p>117.783</text:p>
          </table:table-cell>
          <table:table-cell office:value-type="percentage" office:value="0.78724058416602616" table:style-name="ce12">
            <text:p>78,7%</text:p>
          </table:table-cell>
          <table:table-cell office:value-type="float" office:value="55082" table:style-name="ce8">
            <text:p>55.082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9955" table:style-name="ce8">
            <text:p>19.955</text:p>
          </table:table-cell>
          <table:table-cell office:value-type="float" office:value="1400" table:style-name="ce8">
            <text:p>1.400</text:p>
          </table:table-cell>
          <table:table-cell office:value-type="float" office:value="1300" table:style-name="ce8">
            <text:p>1.300</text:p>
          </table:table-cell>
          <table:table-cell office:value-type="float" office:value="22655" table:style-name="ce8">
            <text:p>22.655</text:p>
          </table:table-cell>
          <table:table-cell office:value-type="float" office:value="19428" table:style-name="ce8">
            <text:p>19.428</text:p>
          </table:table-cell>
          <table:table-cell office:value-type="percentage" office:value="0.8575590377400133" table:style-name="ce12">
            <text:p>85,8%</text:p>
          </table:table-cell>
          <table:table-cell office:value-type="float" office:value="8129" table:style-name="ce8">
            <text:p>8.129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33375" table:style-name="ce8">
            <text:p>333.375</text:p>
          </table:table-cell>
          <table:table-cell office:value-type="float" office:value="25400" table:style-name="ce8">
            <text:p>25.400</text:p>
          </table:table-cell>
          <table:table-cell office:value-type="float" office:value="27700" table:style-name="ce8">
            <text:p>27.700</text:p>
          </table:table-cell>
          <table:table-cell office:value-type="float" office:value="386475" table:style-name="ce8">
            <text:p>386.475</text:p>
          </table:table-cell>
          <table:table-cell office:value-type="float" office:value="308047" table:style-name="ce8">
            <text:p>308.047</text:p>
          </table:table-cell>
          <table:table-cell office:value-type="percentage" office:value="0.797068374409729" table:style-name="ce12">
            <text:p>79,7%</text:p>
          </table:table-cell>
          <table:table-cell office:value-type="float" office:value="128570" table:style-name="ce8">
            <text:p>128.570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87305" table:style-name="ce8">
            <text:p>87.305</text:p>
          </table:table-cell>
          <table:table-cell office:value-type="float" office:value="6600" table:style-name="ce8">
            <text:p>6.600</text:p>
          </table:table-cell>
          <table:table-cell office:value-type="float" office:value="6200" table:style-name="ce8">
            <text:p>6.200</text:p>
          </table:table-cell>
          <table:table-cell office:value-type="float" office:value="100105" table:style-name="ce8">
            <text:p>100.105</text:p>
          </table:table-cell>
          <table:table-cell office:value-type="float" office:value="81470" table:style-name="ce8">
            <text:p>81.470</text:p>
          </table:table-cell>
          <table:table-cell office:value-type="percentage" office:value="0.81384546226462218" table:style-name="ce12">
            <text:p>81,4%</text:p>
          </table:table-cell>
          <table:table-cell office:value-type="float" office:value="29721" table:style-name="ce8">
            <text:p>29.721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39345" table:style-name="ce8">
            <text:p>39.345</text:p>
          </table:table-cell>
          <table:table-cell office:value-type="float" office:value="2900" table:style-name="ce8">
            <text:p>2.900</text:p>
          </table:table-cell>
          <table:table-cell office:value-type="float" office:value="2700" table:style-name="ce8">
            <text:p>2.700</text:p>
          </table:table-cell>
          <table:table-cell office:value-type="float" office:value="44945" table:style-name="ce8">
            <text:p>44.945</text:p>
          </table:table-cell>
          <table:table-cell office:value-type="float" office:value="38016" table:style-name="ce8">
            <text:p>38.016</text:p>
          </table:table-cell>
          <table:table-cell office:value-type="percentage" office:value="0.84583379686283233" table:style-name="ce12">
            <text:p>84,6%</text:p>
          </table:table-cell>
          <table:table-cell office:value-type="float" office:value="14003" table:style-name="ce8">
            <text:p>14.003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07460" table:style-name="ce8">
            <text:p>107.460</text:p>
          </table:table-cell>
          <table:table-cell office:value-type="float" office:value="7900" table:style-name="ce8">
            <text:p>7.900</text:p>
          </table:table-cell>
          <table:table-cell office:value-type="float" office:value="9100" table:style-name="ce8">
            <text:p>9.100</text:p>
          </table:table-cell>
          <table:table-cell office:value-type="float" office:value="124460" table:style-name="ce8">
            <text:p>124.460</text:p>
          </table:table-cell>
          <table:table-cell office:value-type="float" office:value="84459" table:style-name="ce8">
            <text:p>84.459</text:p>
          </table:table-cell>
          <table:table-cell office:value-type="percentage" office:value="0.67860356741121641" table:style-name="ce12">
            <text:p>67,9%</text:p>
          </table:table-cell>
          <table:table-cell office:value-type="float" office:value="32897" table:style-name="ce8">
            <text:p>32.897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5120" table:style-name="ce8">
            <text:p>5.120</text:p>
          </table:table-cell>
          <table:table-cell office:value-type="float" office:value="2559" table:style-name="ce8">
            <text:p>2.559</text:p>
          </table:table-cell>
          <table:table-cell office:value-type="percentage" office:value="0.49980468750000001" table:style-name="ce12">
            <text:p>50,0%</text:p>
          </table:table-cell>
          <table:table-cell office:value-type="float" office:value="963" table:style-name="ce8">
            <text:p>963</text:p>
          </table:table-cell>
          <table:table-cell office:value-type="date" office:date-value="2021-02-10T00:00:00" table:style-name="ce15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3950" table:style-name="ce8">
            <text:p>3.950</text:p>
          </table:table-cell>
          <table:table-cell office:value-type="float" office:value="2543" table:style-name="ce8">
            <text:p>2.543</text:p>
          </table:table-cell>
          <table:table-cell office:value-type="percentage" office:value="0.64379746835443041" table:style-name="ce12">
            <text:p>64,4%</text:p>
          </table:table-cell>
          <table:table-cell office:value-type="float" office:value="1082" table:style-name="ce8">
            <text:p>1.082</text:p>
          </table:table-cell>
          <table:table-cell office:value-type="date" office:date-value="2021-02-10T00:00:00" table:style-name="ce16">
            <text:p>10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2528955" table:style-name="ce10">
            <text:p>2.528.955</text:p>
          </table:table-cell>
          <table:table-cell office:value-type="float" office:value="192000" table:style-name="ce10">
            <text:p>192.000</text:p>
          </table:table-cell>
          <table:table-cell office:value-type="float" office:value="193800" table:style-name="ce10">
            <text:p>193.800</text:p>
          </table:table-cell>
          <table:table-cell office:value-type="float" office:value="2914755" table:style-name="ce10">
            <text:p>2.914.755</text:p>
          </table:table-cell>
          <table:table-cell office:value-type="float" office:value="2320507" table:style-name="ce10">
            <text:p>2.320.507</text:p>
          </table:table-cell>
          <table:table-cell office:value-type="percentage" office:value="0.79612420254875627" table:style-name="ce13">
            <text:p>79,6%</text:p>
          </table:table-cell>
          <table:table-cell office:value-type="float" office:value="943278" table:style-name="ce10">
            <text:p>943.278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2-11T14:55:54Z</dc:date>
  </office:meta>
</office:document-meta>
</file>